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TIDAD RELACION EXTENDIDO TRABAJO DAW</text:p>
      <text:p text:style-name="P3">AMPLIACION DE CAMPOS.</text:p>
      <text:p text:style-name="P1"/>
      <text:p text:style-name="P2">SOLICITUDES:<text:span text:style-name="T2"> <text:s/>id_solicitud, CIF_DNI, Razon_Social, Domicilio_Social, ciudad, email, telefono, nick (único y no nulo), <text:s/>contraseña (no nula)</text:span></text:p>
      <text:p text:style-name="P2"><text:span text:style-name="T2"/></text:p>
      <text:p text:style-name="P2">USUARIOS_GESTION:<text:span text:style-name="T2"> cod_usuario_gestion, nombre, nick (único y no nulo), <text:s/>contraseña (no nula)</text:span></text:p>
      <text:p text:style-name="P2"><text:span text:style-name="T2"/></text:p>
      <text:p text:style-name="P2">ACCESOS: <text:span text:style-name="T2">id_acceso, fecha_hora_acceso, fecha_hora_salida</text:span></text:p>
      <text:p text:style-name="P2"><text:span text:style-name="T2"/></text:p>
      <text:p text:style-name="P2">CLIENTES:<text:span text:style-name="T2"> cod_cliente, CIF_DNI, Razon_Social, Domicilio_Social, ciudad, email, telefono, nick (único y no nulo), <text:s/>contraseña (no nula)</text:span></text:p>
      <text:p text:style-name="P2"><text:span text:style-name="T2"/></text:p>
      <text:p text:style-name="P2">ARTICULOS:<text:span text:style-name="T2"> cod_articulo, nombre, descripcion, precio, descuento, %_IVA</text:span></text:p>
      <text:p text:style-name="P2"><text:span text:style-name="T2"/></text:p>
      <text:p text:style-name="P2">PEDIDOS:<text:span text:style-name="T2"> <text:s/>cod_pedido, fecha, generado_por_cliente</text:span></text:p>
      <text:p text:style-name="P2"><text:span text:style-name="T2"/></text:p>
      <text:p text:style-name="P2">LINEAS_PEDIDOS: <text:span text:style-name="T2">num_linea_pedido, precio, cantidad</text:span></text:p>
      <text:p text:style-name="P2"><text:span text:style-name="T2"/></text:p>
      <text:p text:style-name="P2">ALBARANES:<text:span text:style-name="T2"> cod_albaran, fecha, generado_de_pedido, <text:s/>Concepto</text:span></text:p>
      <text:p text:style-name="P2"><text:span text:style-name="T2"/></text:p>
      <text:p text:style-name="P2">LINEAS_ALBARAN: <text:span text:style-name="T2">num_linea_albaran, precio, cantidad, descuento, %_IVA</text:span></text:p>
      <text:p text:style-name="P2"><text:span text:style-name="T2"/></text:p>
      <text:p text:style-name="P2">FACTURAS:<text:span text:style-name="T2"> cod_factura, fecha, descuento_factura, Concepto</text:span></text:p>
      <text:p text:style-name="P2"><text:span text:style-name="T2"/></text:p>
      <text:p text:style-name="P2">LINEAS_FACTURAS: <text:span text:style-name="T2">num_linea_factura, precio, cantidad, descuento, %_IVA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2:18:23</meta:creation-date>
    <meta:document-statistic meta:table-count="0" meta:image-count="0" meta:object-count="0" meta:page-count="1" meta:paragraph-count="13" meta:word-count="92" meta:character-count="905"/>
    <dc:date>2013-02-04T12:32:24</dc:date>
    <meta:editing-duration>PT14M1S</meta:editing-duration>
    <meta:editing-cycles>1</meta:editing-cycles>
    <meta:generator>OpenOffice.org/3.4.1$Linux OpenOffice.org_project/341m1$Build-9593</meta:generator>
  </office:meta>
</office:document-meta>
</file>